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207cm" fo:margin-left="-0.206cm" fo:margin-top="0cm" fo:margin-bottom="0cm" table:align="left"/>
    </style:style>
    <style:style style:name="Table1.A" style:family="table-column">
      <style:table-column-properties style:column-width="4.995cm"/>
    </style:style>
    <style:style style:name="Table1.B" style:family="table-column">
      <style:table-column-properties style:column-width="2.81cm"/>
    </style:style>
    <style:style style:name="Table1.C" style:family="table-column">
      <style:table-column-properties style:column-width="5.602cm"/>
    </style:style>
    <style:style style:name="Table1.D" style:family="table-column">
      <style:table-column-properties style:column-width="3.799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1pt solid #000000"/>
    </style:style>
    <style:style style:name="Table1.A1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15b3e" style:font-name-asian="Times New Roman" style:font-size-asian="10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43f1ef" officeooo:paragraph-rsid="0043f1ef" style:font-name-asian="Times New Roman" style:font-size-asian="10pt" style:font-style-asian="normal" style:font-weight-asian="normal" style:font-name-complex="Times New Roman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77c24a" officeooo:paragraph-rsid="0077c24a" style:font-name-asian="Times New Roman" style:font-size-asian="10pt" style:font-style-asian="normal" style:font-weight-asian="normal" style:font-name-complex="Times New Roman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7bfdf1" officeooo:paragraph-rsid="007bfdf1" style:font-name-asian="Times New Roman" style:font-size-asian="10pt" style:font-style-asian="normal" style:font-weight-asian="normal" style:font-name-complex="Times New Roman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style:font-name-asian="Cambria" style:font-size-asian="10pt" style:font-style-asian="normal" style:font-weight-asian="normal" style:font-name-complex="Cambria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1aff8" style:font-name-asian="Cambria" style:font-size-asian="10pt" style:font-style-asian="normal" style:font-weight-asian="normal" style:font-name-complex="Cambria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2d41c" style:font-name-asian="Cambria" style:font-size-asian="10pt" style:font-style-asian="normal" style:font-weight-asian="normal" style:font-name-complex="Cambria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971e3" style:font-name-asian="Cambria" style:font-size-asian="10pt" style:font-style-asian="normal" style:font-weight-asian="normal" style:font-name-complex="Cambria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paragraph-rsid="004ead74" style:font-name-asian="Cambria" style:font-size-asian="10pt" style:font-style-asian="normal" style:font-weight-asian="normal" style:font-name-complex="Cambria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Cambria" style:font-size-asian="10pt" style:font-style-asian="normal" style:font-weight-asian="normal" style:font-name-complex="Cambria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d89c" officeooo:paragraph-rsid="0010d89c" style:font-name-asian="Cambria" style:font-size-asian="10pt" style:font-style-asian="normal" style:font-weight-asian="normal" style:font-name-complex="Cambria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994d" officeooo:paragraph-rsid="001c994d" style:font-name-asian="Cambria" style:font-size-asian="10pt" style:font-style-asian="normal" style:font-weight-asian="normal" style:font-name-complex="Cambria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f5c2d" officeooo:paragraph-rsid="003f5c2d" style:font-name-asian="Cambria" style:font-size-asian="10pt" style:font-style-asian="normal" style:font-weight-asian="normal" style:font-name-complex="Cambria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0971b" officeooo:paragraph-rsid="0010971b" style:font-name-asian="Cambria" style:font-size-asian="10pt" style:font-style-asian="normal" style:font-weight-asian="normal" style:font-name-complex="Cambria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625b8" officeooo:paragraph-rsid="001625b8" style:font-name-asian="Cambria" style:font-size-asian="10pt" style:font-style-asian="normal" style:font-weight-asian="normal" style:font-name-complex="Cambria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style:font-name-asian="Cambria" style:font-size-asian="10pt" style:font-style-asian="normal" style:font-weight-asian="normal" style:font-name-complex="Cambria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Cambria" style:font-size-asian="10pt" style:font-style-asian="normal" style:font-weight-asian="normal" style:font-name-complex="Cambria" style:font-size-complex="10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c3329" style:font-name-asian="Cambria" style:font-size-asian="10pt" style:font-style-asian="normal" style:font-weight-asian="normal" style:font-name-complex="Cambria" style:font-size-complex="10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1026da" style:font-name-asian="Cambria" style:font-size-asian="10pt" style:font-style-asian="normal" style:font-weight-asian="normal" style:font-name-complex="Cambria" style:font-size-complex="10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1c0723" style:font-name-asian="Cambria" style:font-size-asian="10pt" style:font-style-asian="normal" style:font-weight-asian="normal" style:font-name-complex="Cambria" style:font-size-complex="10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0f3f84" style:font-name-asian="Times New Roman" style:font-size-asian="10pt" style:font-style-asian="normal" style:font-weight-asian="normal" style:font-name-complex="Times New Roman" style:font-size-complex="10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1026da" style:font-name-asian="Times New Roman" style:font-size-asian="10pt" style:font-style-asian="normal" style:font-weight-asian="normal" style:font-name-complex="Times New Roman" style:font-size-complex="10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1" fo:font-size="10pt" fo:font-style="normal" style:text-underline-style="none" fo:font-weight="normal" officeooo:rsid="000f3f84" officeooo:paragraph-rsid="004e12f7" style:font-name-asian="Times New Roman" style:font-size-asian="10pt" style:font-style-asian="normal" style:font-weight-asian="normal" style:font-name-complex="Times New Roman" style:font-size-complex="10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0c3329" officeooo:paragraph-rsid="000c3329" style:font-name-asian="Cambria" style:font-size-asian="10pt" style:font-name-complex="Cambria" style:font-size-complex="10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389070" officeooo:paragraph-rsid="00389070" style:font-name-asian="Cambria" style:font-size-asian="10pt" style:font-name-complex="Cambria" style:font-size-complex="10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font-name="Droid Serif" fo:font-size="10pt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26da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officeooo:rsid="001026da" officeooo:paragraph-rsid="0010971b" style:font-size-asian="10pt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0c3329" officeooo:paragraph-rsid="000c3329" style:font-name-asian="Times New Roman" style:font-size-asian="10pt" style:font-style-asian="normal" style:font-weight-asian="normal" style:font-name-complex="Times New Roman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1c0723" officeooo:paragraph-rsid="001c0723" style:font-name-asian="Times New Roman" style:font-size-asian="10pt" style:font-style-asian="normal" style:font-weight-asian="normal" style:font-name-complex="Times New Roman" style:font-size-complex="10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normal" officeooo:rsid="0039cd5b" officeooo:paragraph-rsid="0039cd5b" style:font-name-asian="Cambria" style:font-size-asian="10pt" style:font-style-asian="normal" style:font-weight-asian="normal" style:font-name-complex="Cambria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style:font-name="Droid Serif" fo:font-size="10pt" officeooo:rsid="00212bf9" officeooo:paragraph-rsid="00212bf9" style:font-size-asian="10pt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style:font-name="Droid Serif" fo:font-size="10pt" officeooo:rsid="001026da" officeooo:paragraph-rsid="001026da" style:font-size-asian="10pt" style:font-size-complex="10pt"/>
    </style:style>
    <style:style style:name="P43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style:font-name-asian="Cambria" style:font-size-asian="10pt" style:font-name-complex="Cambria" style:font-size-complex="10pt"/>
    </style:style>
    <style:style style:name="P44" style:family="paragraph" style:parent-style-name="Standard">
      <style:paragraph-properties fo:padding="0cm" fo:border="none"/>
      <style:text-properties style:font-name="Droid Serif" fo:font-size="10pt" officeooo:rsid="003416a4" style:font-size-asian="10pt" style:font-size-complex="10pt"/>
    </style:style>
    <style:style style:name="P45" style:family="paragraph" style:parent-style-name="Standard">
      <style:paragraph-properties fo:line-height="100%" fo:text-align="center" style:justify-single-word="false"/>
      <style:text-properties style:font-name="Droid Serif" fo:font-size="10pt" style:font-size-asian="10pt" style:font-size-complex="10pt"/>
    </style:style>
    <style:style style:name="P46" style:family="paragraph" style:parent-style-name="Standard" style:master-page-name="Standard">
      <style:paragraph-properties fo:text-align="center" style:justify-single-word="false" style:page-number="1" fo:padding="0cm" fo:border="none"/>
      <style:text-properties fo:font-variant="normal" fo:text-transform="none" style:font-name="Droid Serif" fo:font-size="20pt" style:font-size-asian="20pt" style:font-size-complex="20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Droid Serif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style:font-name="Droid Seri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0c3329" style:font-name-asian="Times New Roman" style:font-style-asian="normal" style:font-weight-asian="normal" style:font-name-complex="Times New Roman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26da" style:font-name-asian="Times New Roman" style:font-style-asian="normal" style:font-weight-asian="normal" style:font-name-complex="Times New Roman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0c3329" style:font-name-asian="Times New Roman" style:font-style-asian="normal" style:font-name-complex="Times New Roman"/>
    </style:style>
    <style:style style:name="T6" style:family="text">
      <style:text-properties style:font-name="Droid Serif1" officeooo:rsid="001bc9b8"/>
    </style:style>
    <style:style style:name="T7" style:family="text">
      <style:text-properties officeooo:rsid="0010971b"/>
    </style:style>
    <style:style style:name="T8" style:family="text">
      <style:text-properties officeooo:rsid="00160d51"/>
    </style:style>
    <style:style style:name="T9" style:family="text">
      <style:text-properties officeooo:rsid="001625b8"/>
    </style:style>
    <style:style style:name="T10" style:family="text">
      <style:text-properties officeooo:rsid="001bc9b8"/>
    </style:style>
    <style:style style:name="T11" style:family="text">
      <style:text-properties officeooo:rsid="00415b3e"/>
    </style:style>
    <style:style style:name="T12" style:family="text">
      <style:text-properties officeooo:rsid="0043f1ef"/>
    </style:style>
    <style:style style:name="T13" style:family="text">
      <style:text-properties style:font-name="Roboto" officeooo:rsid="004dc91d"/>
    </style:style>
    <style:style style:name="T14" style:family="text">
      <style:text-properties style:font-name="Roboto" officeooo:rsid="0074aa08"/>
    </style:style>
    <style:style style:name="T15" style:family="text">
      <style:text-properties officeooo:rsid="00710ce0"/>
    </style:style>
    <style:style style:name="T16" style:family="text">
      <style:text-properties officeooo:rsid="0076b2c9"/>
    </style:style>
    <style:style style:name="T17" style:family="text">
      <style:text-properties officeooo:rsid="007bfdf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Analise Dimensional</text:p>
      <text:p text:style-name="P33">Autor: Abmael Carvalho Barberino Junior</text:p>
      <text:p text:style-name="P41">Ultima atualização: <text:span text:style-name="T17">27</text:span>/0<text:span text:style-name="T17">9</text:span>/20<text:span text:style-name="T12">20</text:span></text:p>
      <text:p text:style-name="P34"/>
      <text:p text:style-name="P1">MLTIΘNJ, Massa, Comprimento, Tempo, Corrente elétrica, Temperatura, Quantidade de substância, Intensidade luminos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Descrição</text:p>
          </table:table-cell>
          <table:table-cell table:style-name="Table1.A1" office:value-type="string">
            <text:p text:style-name="P47">Unidade SI mais simples</text:p>
          </table:table-cell>
          <table:table-cell table:style-name="Table1.A1" office:value-type="string">
            <text:p text:style-name="P47">Unidade<text:span text:style-name="T16">s</text:span> alternativa<text:span text:style-name="T16">s</text:span></text:p>
          </table:table-cell>
          <table:table-cell table:style-name="Table1.A1" office:value-type="string">
            <text:p text:style-name="P48"><text:span text:style-name="T4">MLT</text:span><text:span text:style-name="T5">I</text:span><text:span text:style-name="T4">Θ</text:span><text:span text:style-name="T5">NJ</text:span></text:p>
          </table:table-cell>
        </table:table-row>
        <table:table-row table:style-name="Table1.1">
          <table:table-cell table:style-name="Table1.A1" office:value-type="string">
            <text:p text:style-name="P2">Comprimento, espaço</text:p>
          </table:table-cell>
          <table:table-cell table:style-name="Table1.A1" office:value-type="string">
            <text:p text:style-name="P8">m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8"><draw:frame draw:style-name="fr1" draw:name="Object20" text:anchor-type="as-char" svg:y="-0.377cm" svg:width="0.462cm" svg:height="0.469cm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Tempo e Período</text:p>
          </table:table-cell>
          <table:table-cell table:style-name="Table1.A1" office:value-type="string">
            <text:p text:style-name="P8">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draw:frame draw:style-name="fr1" draw:name="Object21" text:anchor-type="as-char" svg:y="-0.377cm" svg:width="0.482cm" svg:height="0.469cm" draw:z-index="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Frequencia</text:p>
          </table:table-cell>
          <table:table-cell table:style-name="Table1.A1" office:value-type="string">
            <text:p text:style-name="P8">Hz</text:p>
          </table:table-cell>
          <table:table-cell table:style-name="Table1.A1" office:value-type="string">
            <text:p text:style-name="P8"><draw:frame draw:style-name="fr1" draw:name="Object4" text:anchor-type="as-char" svg:y="-0.621cm" svg:width="1.616cm" svg:height="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22" text:anchor-type="as-char" svg:y="-0.437cm" svg:width="0.794cm" svg:height="0.529cm" draw:z-index="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Velocidade</text:p>
          </table:table-cell>
          <table:table-cell table:style-name="Table1.A1" office:value-type="string">
            <text:p text:style-name="P43"><draw:frame draw:style-name="fr1" draw:name="Object3" text:anchor-type="as-char" svg:y="-0.621cm" svg:width="0.6cm" svg:height="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32"><draw:frame draw:style-name="fr1" draw:name="Object1" text:anchor-type="as-char" svg:y="-0.621cm" svg:width="2.125cm" svg:height="1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23" text:anchor-type="as-char" svg:y="-0.437cm" svg:width="1.192cm" svg:height="0.529cm" draw:z-index="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Aceleração</text:p>
          </table:table-cell>
          <table:table-cell table:style-name="Table1.A1" office:value-type="string">
            <text:p text:style-name="P43"><draw:frame draw:style-name="fr1" draw:name="Object24" text:anchor-type="as-char" svg:y="-0.621cm" svg:width="0.601cm" svg:height="1.06cm" draw:z-index="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1" office:value-type="string">
            <text:p text:style-name="P31"><draw:frame draw:style-name="fr1" draw:name="Object25" text:anchor-type="as-char" svg:y="-0.621cm" svg:width="2.533cm" svg:height="1.06cm" draw:z-index="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26" text:anchor-type="as-char" svg:y="-0.437cm" svg:width="1.192cm" svg:height="0.529cm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Massa</text:p>
          </table:table-cell>
          <table:table-cell table:style-name="Table1.A1" office:value-type="string">
            <text:p text:style-name="P43">Kg</text:p>
          </table:table-cell>
          <table:table-cell table:style-name="Table1.A1" office:value-type="string">
            <text:p text:style-name="P8"><draw:frame draw:style-name="fr1" draw:name="Object27" text:anchor-type="as-char" svg:y="-0.681cm" svg:width="1.087cm" svg:height="1.06cm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28" text:anchor-type="as-char" svg:y="-0.377cm" svg:width="0.619cm" svg:height="0.469cm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Força</text:p>
          </table:table-cell>
          <table:table-cell table:style-name="Table1.A1" office:value-type="string">
            <text:p text:style-name="P43">N</text:p>
          </table:table-cell>
          <table:table-cell table:style-name="Table1.A1" office:value-type="string">
            <text:p text:style-name="P8"><draw:frame draw:style-name="fr1" draw:name="Object29" text:anchor-type="as-char" svg:y="-0.377cm" svg:width="3.182cm" svg:height="0.469cm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30" text:anchor-type="as-char" svg:y="-0.437cm" svg:width="1.75cm" svg:height="0.529cm" draw:z-index="1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Área</text:p>
          </table:table-cell>
          <table:table-cell table:style-name="Table1.A1" office:value-type="string">
            <text:p text:style-name="P8"><draw:frame draw:style-name="fr1" draw:name="Object38" text:anchor-type="as-char" svg:y="-0.437cm" svg:width="0.644cm" svg:height="0.529cm" draw:z-index="1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A1" office:value-type="string">
            <text:p text:style-name="P19"><draw:frame draw:style-name="fr1" draw:name="Object31" text:anchor-type="as-char" svg:y="-0.437cm" svg:width="2.538cm" svg:height="0.529cm" draw:z-index="1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text:p text:style-name="P40"><draw:frame draw:style-name="fr1" draw:name="Object32" text:anchor-type="as-char" svg:y="-0.437cm" svg:width="2.979cm" svg:height="0.529cm" draw:z-index="1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text:p text:style-name="P40"><draw:frame draw:style-name="fr1" draw:name="Object33" text:anchor-type="as-char" svg:y="-0.437cm" svg:width="4.927cm" svg:height="0.529cm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34" text:anchor-type="as-char" svg:y="-0.437cm" svg:width="0.591cm" svg:height="0.529cm" draw:z-index="1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Volume</text:p>
          </table:table-cell>
          <table:table-cell table:style-name="Table1.A1" office:value-type="string">
            <text:p text:style-name="P8"><draw:frame draw:style-name="fr1" draw:name="Object39" text:anchor-type="as-char" svg:y="-0.437cm" svg:width="0.646cm" svg:height="0.529cm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35" text:anchor-type="as-char" svg:y="-0.437cm" svg:width="2.722cm" svg:height="0.529cm" draw:z-index="2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37" text:anchor-type="as-char" svg:y="-0.437cm" svg:width="0.593cm" svg:height="0.529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Energia, Trabalho</text:p>
          </table:table-cell>
          <table:table-cell table:style-name="Table1.A1" office:value-type="string">
            <text:p text:style-name="P8">J</text:p>
          </table:table-cell>
          <table:table-cell table:style-name="Table1.A1" office:value-type="string">
            <text:p text:style-name="P15"><draw:frame draw:style-name="fr1" draw:name="Object36" text:anchor-type="as-char" svg:y="-0.621cm" svg:width="4.734cm" svg:height="1cm" draw:z-index="2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41" text:anchor-type="as-char" svg:y="-0.437cm" svg:width="1.877cm" svg:height="0.529cm" draw:z-index="2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Torque</text:p>
          </table:table-cell>
          <table:table-cell table:style-name="Table1.A1" office:value-type="string">
            <text:p text:style-name="P8"><draw:frame draw:style-name="fr1" draw:name="Object40" text:anchor-type="as-char" svg:y="-0.377cm" svg:width="1cm" svg:height="0.469cm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1" office:value-type="string">
            <text:p text:style-name="P16">J</text:p>
          </table:table-cell>
          <table:table-cell table:style-name="Table1.A1" office:value-type="string">
            <text:p text:style-name="P8"><draw:frame draw:style-name="fr1" draw:name="Object42" text:anchor-type="as-char" svg:y="-0.437cm" svg:width="1.877cm" svg:height="0.529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Potencia</text:p>
          </table:table-cell>
          <table:table-cell table:style-name="Table1.A1" office:value-type="string">
            <text:p text:style-name="P8">W</text:p>
          </table:table-cell>
          <table:table-cell table:style-name="Table1.A1" office:value-type="string">
            <text:p text:style-name="P8"><draw:frame draw:style-name="fr1" draw:name="Object93" text:anchor-type="as-char" svg:y="-0.621cm" svg:width="2.847cm" svg:height="1cm" draw:z-index="26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43" text:anchor-type="as-char" svg:y="-0.437cm" svg:width="1.879cm" svg:height="0.529cm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35">Momento,</text:p>
            <text:p text:style-name="P2">Quantidade de movimento,</text:p>
            <text:p text:style-name="P38">Impulso,</text:p>
            <text:p text:style-name="P45">Impulso de uma força</text:p>
          </table:table-cell>
          <table:table-cell table:style-name="Table1.A1" office:value-type="string">
            <text:p text:style-name="P8">N⋅s</text:p>
          </table:table-cell>
          <table:table-cell table:style-name="Table1.A1" office:value-type="string">
            <text:p text:style-name="P8"><draw:frame draw:style-name="fr1" draw:name="Object48" text:anchor-type="as-char" svg:y="-0.621cm" svg:width="1.154cm" svg:height="1cm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44" text:anchor-type="as-char" svg:y="-0.437cm" svg:width="1.748cm" svg:height="0.529cm" draw:z-index="29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Momento de inércia <text:span text:style-name="T11">(rotação)</text:span></text:p>
          </table:table-cell>
          <table:table-cell table:style-name="Table1.A1" office:value-type="string">
            <text:p text:style-name="P8"><draw:frame draw:style-name="fr1" draw:name="Object46" text:anchor-type="as-char" svg:y="-0.437cm" svg:width="1.198cm" svg:height="0.529cm" draw:z-index="3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47" text:anchor-type="as-char" svg:y="-0.437cm" svg:width="2.501cm" svg:height="0.529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45" text:anchor-type="as-char" svg:y="-0.437cm" svg:width="1.147cm" svg:height="0.529cm" draw:z-index="3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3">Momento de inércia <text:span text:style-name="T11">(resistencia dos materiais)<text:line-break/>Segundo momento de area<text:line-break/>Second moment of area</text:span></text:p>
          </table:table-cell>
          <table:table-cell table:style-name="Table1.A16" office:value-type="string">
            <text:p text:style-name="P8"><draw:frame draw:style-name="fr1" draw:name="Object49" text:anchor-type="as-char" svg:y="-0.437cm" svg:width="0.66cm" svg:height="0.529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50" text:anchor-type="as-char" svg:y="-0.437cm" svg:width="0.848cm" svg:height="0.529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51" text:anchor-type="as-char" svg:y="-0.437cm" svg:width="0.607cm" svg:height="0.529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5">Primeiro momento de área</text:p>
          </table:table-cell>
          <table:table-cell table:style-name="Table1.A16" office:value-type="string">
            <text:p text:style-name="P8"><draw:frame draw:style-name="fr1" draw:name="Object52" text:anchor-type="as-char" svg:y="-0.437cm" svg:width="0.646cm" svg:height="0.529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53" text:anchor-type="as-char" svg:y="-0.437cm" svg:width="0.836cm" svg:height="0.529cm" draw:z-index="37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54" text:anchor-type="as-char" svg:y="-0.437cm" svg:width="0.593cm" svg:height="0.529cm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onstante da gravitação universal</text:p>
          </table:table-cell>
          <table:table-cell table:style-name="Table1.A1" office:value-type="string">
            <text:p text:style-name="P8"><draw:frame draw:style-name="fr1" draw:name="Object57" text:anchor-type="as-char" svg:y="-0.681cm" svg:width="1.155cm" svg:height="1.12cm" draw:z-index="3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56" text:anchor-type="as-char" svg:y="-0.681cm" svg:width="3.651cm" svg:height="1.12cm" draw:z-index="4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55" text:anchor-type="as-char" svg:y="-0.437cm" svg:width="2.191cm" svg:height="0.529cm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Pressão, Tensão mecânica</text:p>
          </table:table-cell>
          <table:table-cell table:style-name="Table1.A1" office:value-type="string">
            <text:p text:style-name="P8">Pa</text:p>
          </table:table-cell>
          <table:table-cell table:style-name="Table1.A1" office:value-type="string">
            <text:p text:style-name="P8"><draw:frame draw:style-name="fr1" draw:name="Object58" text:anchor-type="as-char" svg:y="-0.621cm" svg:width="3.831cm" svg:height="1.06cm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59" text:anchor-type="as-char" svg:y="-0.437cm" svg:width="2.06cm" svg:height="0.529cm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7">Módulo de elasticidade E, módulo de Young</text:p>
          </table:table-cell>
          <table:table-cell table:style-name="Table1.A1" office:value-type="string">
            <text:p text:style-name="P8">Pa</text:p>
          </table:table-cell>
          <table:table-cell table:style-name="Table1.A1" office:value-type="string">
            <text:p text:style-name="P8"><draw:frame draw:style-name="fr1" draw:name="Object10" text:anchor-type="as-char" svg:y="-0.621cm" svg:width="3.831cm" svg:height="1.06cm" draw:z-index="4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" text:anchor-type="as-char" svg:y="-0.437cm" svg:width="2.06cm" svg:height="0.529cm" draw:z-index="4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2">Constante elástica</text:p>
          </table:table-cell>
          <table:table-cell table:style-name="Table1.A16" office:value-type="string">
            <text:p text:style-name="P8"><draw:frame draw:style-name="fr1" draw:name="Object7" text:anchor-type="as-char" svg:y="-0.621cm" svg:width="0.631cm" svg:height="1cm" draw:z-index="4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8" text:anchor-type="as-char" svg:y="-0.621cm" svg:width="0.728cm" svg:height="1.06cm" draw:z-index="4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9" text:anchor-type="as-char" svg:y="-0.437cm" svg:width="1.349cm" svg:height="0.529cm" draw:z-index="4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2">Tensão superficial</text:p>
          </table:table-cell>
          <table:table-cell table:style-name="Table1.A16" office:value-type="string">
            <text:p text:style-name="P8"><draw:frame draw:style-name="fr1" draw:name="Object60" text:anchor-type="as-char" svg:y="-0.621cm" svg:width="0.631cm" svg:height="1cm" draw:z-index="4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61" text:anchor-type="as-char" svg:y="-0.621cm" svg:width="0.728cm" svg:height="1.06cm" draw:z-index="5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62" text:anchor-type="as-char" svg:y="-0.437cm" svg:width="1.349cm" svg:height="0.529cm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Densidade</text:p>
          </table:table-cell>
          <table:table-cell table:style-name="Table1.A1" office:value-type="string">
            <text:p text:style-name="P8"><draw:frame draw:style-name="fr1" draw:name="Object66" text:anchor-type="as-char" svg:y="-0.621cm" svg:width="0.73cm" svg:height="1.06cm" draw:z-index="52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67" text:anchor-type="as-char" svg:y="-0.621cm" svg:width="0.73cm" svg:height="1.06cm" draw:z-index="53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68" text:anchor-type="as-char" svg:y="-0.437cm" svg:width="1.334cm" svg:height="0.529cm" draw:z-index="54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Peso especifico</text:p>
          </table:table-cell>
          <table:table-cell table:style-name="Table1.A1" office:value-type="string">
            <text:p text:style-name="P8"><draw:frame draw:style-name="fr1" draw:name="Object69" text:anchor-type="as-char" svg:y="-0.621cm" svg:width="0.73cm" svg:height="1.06cm" draw:z-index="5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draw:frame draw:style-name="fr1" draw:name="Object70" text:anchor-type="as-char" svg:y="-0.437cm" svg:width="2.06cm" svg:height="0.529cm" draw:z-index="56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Viscosidade absoluta ou dinâmica</text:p>
          </table:table-cell>
          <table:table-cell table:style-name="Table1.A1" office:value-type="string">
            <text:p text:style-name="P8"><draw:frame draw:style-name="fr1" draw:name="Object2" text:anchor-type="as-char" svg:y="-0.377cm" svg:width="1.025cm" svg:height="0.469cm" draw:z-index="57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71" text:anchor-type="as-char" svg:y="-0.621cm" svg:width="2.037cm" svg:height="1.06cm" draw:z-index="5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72" text:anchor-type="as-char" svg:y="-0.437cm" svg:width="2.058cm" svg:height="0.529cm" draw:z-index="5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Viscosidade cinemática</text:p>
          </table:table-cell>
          <table:table-cell table:style-name="Table1.A1" office:value-type="string">
            <text:p text:style-name="P8"><draw:frame draw:style-name="fr1" draw:name="Object77" text:anchor-type="as-char" svg:y="-0.681cm" svg:width="0.728cm" svg:height="1.06cm" draw:z-index="60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draw:frame draw:style-name="fr1" draw:name="Object73" text:anchor-type="as-char" svg:y="-0.437cm" svg:width="1.319cm" svg:height="0.529cm" draw:z-index="61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Vazão volumétrica</text:p>
          </table:table-cell>
          <table:table-cell table:style-name="Table1.A1" office:value-type="string">
            <text:p text:style-name="P8"><draw:frame draw:style-name="fr1" draw:name="Object76" text:anchor-type="as-char" svg:y="-0.681cm" svg:width="0.73cm" svg:height="1.06cm" draw:z-index="6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74" text:anchor-type="as-char" svg:y="-0.681cm" svg:width="2.828cm" svg:height="1.06cm" draw:z-index="6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75" text:anchor-type="as-char" svg:y="-0.437cm" svg:width="1.319cm" svg:height="0.529cm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Vazão mássica</text:p>
          </table:table-cell>
          <table:table-cell table:style-name="Table1.A1" office:value-type="string">
            <text:p text:style-name="P8"><draw:frame draw:style-name="fr1" draw:name="Object78" text:anchor-type="as-char" svg:y="-0.621cm" svg:width="0.702cm" svg:height="1cm" draw:z-index="6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draw:frame draw:style-name="fr1" draw:name="Object79" text:anchor-type="as-char" svg:y="-0.437cm" svg:width="1.349cm" svg:height="0.529cm" draw:z-index="6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Temperatura</text:p>
          </table:table-cell>
          <table:table-cell table:style-name="Table1.A1" office:value-type="string">
            <text:p text:style-name="P8">K<text:span text:style-name="T13">°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draw:frame draw:style-name="fr1" draw:name="Object80" text:anchor-type="as-char" svg:y="-0.309cm" svg:width="0.519cm" svg:height="0.333cm" draw:z-index="6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oeficiente de Dilatação, linear, superficial ou volumétrica</text:p>
          </table:table-cell>
          <table:table-cell table:style-name="Table1.A1" office:value-type="string">
            <text:p text:style-name="P25"><draw:frame draw:style-name="fr1" draw:name="Object81" text:anchor-type="as-char" svg:y="-0.621cm" svg:width="0.857cm" svg:height="1cm" draw:z-index="6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draw:frame draw:style-name="fr1" draw:name="Object82" text:anchor-type="as-char" svg:y="-0.437cm" svg:width="0.831cm" svg:height="0.462cm" draw:z-index="6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35"><text:span text:style-name="T1">Capacidade térmica sensível </text:span><text:span text:style-name="T3">de um objeto</text:span></text:p>
          </table:table-cell>
          <table:table-cell table:style-name="Table1.A1" office:value-type="string">
            <text:p text:style-name="P28"><draw:frame draw:style-name="fr1" draw:name="Object83" text:anchor-type="as-char" svg:y="-0.621cm" svg:width="0.857cm" svg:height="1cm" draw:z-index="70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  </table:table-cell>
          <table:table-cell table:style-name="Table1.A1" office:value-type="string">
            <text:p text:style-name="P26"><draw:frame draw:style-name="fr1" draw:name="Object84" text:anchor-type="as-char" svg:y="-0.621cm" svg:width="1.085cm" svg:height="1cm" draw:z-index="71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</table:table-cell>
          <table:table-cell table:style-name="Table1.A1" office:value-type="string">
            <text:p text:style-name="P9"><draw:frame draw:style-name="fr1" draw:name="Object85" text:anchor-type="as-char" svg:y="-0.437cm" svg:width="2.642cm" svg:height="0.529cm" draw:z-index="72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36">Calor especifico,</text:p>
            <text:p text:style-name="P42">Capacidade termica sensivel de uma substancia</text:p>
          </table:table-cell>
          <table:table-cell table:style-name="Table1.A16" office:value-type="string">
            <text:p text:style-name="P29"><draw:frame draw:style-name="fr1" draw:name="Object87" text:anchor-type="as-char" svg:y="-0.621cm" svg:width="1.413cm" svg:height="1cm" draw:z-index="73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  </table:table-cell>
          <table:table-cell table:style-name="Table1.A16" office:value-type="string">
            <text:p text:style-name="P26"><draw:frame draw:style-name="fr1" draw:name="Object86" text:anchor-type="as-char" svg:y="-0.621cm" svg:width="1.413cm" svg:height="1cm" draw:z-index="7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/table:table-cell>
          <table:table-cell table:style-name="Table1.A16" office:value-type="string">
            <text:p text:style-name="P9"><draw:frame draw:style-name="fr1" draw:name="Object88" text:anchor-type="as-char" svg:y="-0.437cm" svg:width="2.087cm" svg:height="0.529cm" draw:z-index="75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37">Calor especifico <text:span text:style-name="T7">molar</text:span>,</text:p>
            <text:p text:style-name="P37">Capacidade termica sensivel <text:span text:style-name="T7">molar</text:span> de uma substancia</text:p>
          </table:table-cell>
          <table:table-cell table:style-name="Table1.A16" office:value-type="string">
            <text:p text:style-name="P30"><draw:frame draw:style-name="fr1" draw:name="Object89" text:anchor-type="as-char" svg:y="-0.621cm" svg:width="1.647cm" svg:height="1cm" draw:z-index="76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/table:table-cell>
          <table:table-cell table:style-name="Table1.A16" office:value-type="string">
            <text:p text:style-name="P10"/>
          </table:table-cell>
          <table:table-cell table:style-name="Table1.A16" office:value-type="string">
            <text:p text:style-name="P21"><draw:frame draw:style-name="fr1" draw:name="Object90" text:anchor-type="as-char" svg:y="-0.437cm" svg:width="3.438cm" svg:height="0.529cm" draw:z-index="77"><draw:object xlink:href="./Object 90" xlink:type="simple" xlink:show="embed" xlink:actuate="onLoad"/><draw:image xlink:href="./ObjectReplacements/Object 9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2">Constante universal dos gases</text:p>
          </table:table-cell>
          <table:table-cell table:style-name="Table1.A16" office:value-type="string">
            <text:p text:style-name="P27"><draw:frame draw:style-name="fr1" draw:name="Object131" text:anchor-type="as-char" svg:y="-0.621cm" svg:width="1.647cm" svg:height="1cm" draw:z-index="78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/table:table-cell>
          <table:table-cell table:style-name="Table1.A16" office:value-type="string">
            <text:p text:style-name="P14"/>
          </table:table-cell>
          <table:table-cell table:style-name="Table1.A16" office:value-type="string">
            <text:p text:style-name="P8"><draw:frame draw:style-name="fr1" draw:name="Object132" text:anchor-type="as-char" svg:y="-0.437cm" svg:width="3.438cm" svg:height="0.529cm" draw:z-index="79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apacidade térmica latente</text:p>
          </table:table-cell>
          <table:table-cell table:style-name="Table1.A1" office:value-type="string">
            <text:p text:style-name="P8"><draw:frame draw:style-name="fr1" draw:name="Object91" text:anchor-type="as-char" svg:y="-0.621cm" svg:width="0.702cm" svg:height="1cm" draw:z-index="8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92" text:anchor-type="as-char" svg:y="-0.621cm" svg:width="2.955cm" svg:height="1cm" draw:z-index="81"><draw:object xlink:href="./Object 92" xlink:type="simple" xlink:show="embed" xlink:actuate="onLoad"/><draw:image xlink:href="./ObjectReplacements/Object 92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94" text:anchor-type="as-char" svg:y="-0.437cm" svg:width="1.321cm" svg:height="0.529cm" draw:z-index="82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ondutância térmica</text:p>
          </table:table-cell>
          <table:table-cell table:style-name="Table1.A1" office:value-type="string">
            <text:p text:style-name="P29"><draw:frame draw:style-name="fr1" draw:name="Object95" text:anchor-type="as-char" svg:y="-0.621cm" svg:width="1.311cm" svg:height="1cm" draw:z-index="83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/table:table-cell>
          <table:table-cell table:style-name="Table1.A1" office:value-type="string">
            <text:p text:style-name="P9"><draw:frame draw:style-name="fr1" draw:name="Object133" text:anchor-type="as-char" svg:y="-0.621cm" svg:width="1.438cm" svg:height="1.06cm" draw:z-index="8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96" text:anchor-type="as-char" svg:y="-0.437cm" svg:width="2.517cm" svg:height="0.529cm" draw:z-index="85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6">Entropia, S</text:p>
          </table:table-cell>
          <table:table-cell table:style-name="Table1.A1" office:value-type="string">
            <text:p text:style-name="P8"><draw:frame draw:style-name="fr1" draw:name="Object5" text:anchor-type="as-char" svg:y="-0.621cm" svg:width="0.857cm" svg:height="1cm" draw:z-index="86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8"><draw:frame draw:style-name="fr1" draw:name="Object6" text:anchor-type="as-char" svg:y="-0.437cm" svg:width="2.642cm" svg:height="0.529cm" draw:z-index="8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2">Carga elétrica</text:p>
          </table:table-cell>
          <table:table-cell table:style-name="Table1.A16" office:value-type="string">
            <text:p text:style-name="P8">C</text:p>
          </table:table-cell>
          <table:table-cell table:style-name="Table1.A16" office:value-type="string">
            <text:p text:style-name="P17"><draw:frame draw:style-name="fr1" draw:name="Object97" text:anchor-type="as-char" svg:y="-0.377cm" svg:width="0.852cm" svg:height="0.469cm" draw:z-index="88"><draw:object xlink:href="./Object 97" xlink:type="simple" xlink:show="embed" xlink:actuate="onLoad"/><draw:image xlink:href="./ObjectReplacements/Object 97" xlink:type="simple" xlink:show="embed" xlink:actuate="onLoad"/><svg:desc>formula</svg:desc></draw:frame></text:p>
          </table:table-cell>
          <table:table-cell table:style-name="Table1.A16" office:value-type="string">
            <text:p text:style-name="P8"><draw:frame draw:style-name="fr1" draw:name="Object98" text:anchor-type="as-char" svg:y="-0.377cm" svg:width="0.82cm" svg:height="0.469cm" draw:z-index="89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Corrente elétrica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<draw:frame draw:style-name="fr1" draw:name="Object99" text:anchor-type="as-char" svg:y="-0.621cm" svg:width="0.593cm" svg:height="1cm" draw:z-index="90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00" text:anchor-type="as-char" svg:y="-0.377cm" svg:width="0.402cm" svg:height="0.469cm" draw:z-index="91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Tensão elétrica <text:span text:style-name="T15">ou potencial elétrico</text:span></text:p>
          </table:table-cell>
          <table:table-cell table:style-name="Table1.A1" office:value-type="string">
            <text:p text:style-name="P8">V</text:p>
          </table:table-cell>
          <table:table-cell table:style-name="Table1.A1" office:value-type="string">
            <text:p text:style-name="P8"><draw:frame draw:style-name="fr1" draw:name="Object101" text:anchor-type="as-char" svg:y="-0.621cm" svg:width="1.829cm" svg:height="1cm" draw:z-index="92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02" text:anchor-type="as-char" svg:y="-0.437cm" svg:width="2.529cm" svg:height="0.529cm" draw:z-index="93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Resistência elétrica</text:p>
          </table:table-cell>
          <table:table-cell table:style-name="Table1.A1" office:value-type="string">
            <text:p text:style-name="P8">Ω</text:p>
          </table:table-cell>
          <table:table-cell table:style-name="Table1.A1" office:value-type="string">
            <text:p text:style-name="P8"><draw:frame draw:style-name="fr1" draw:name="Object103" text:anchor-type="as-char" svg:y="-0.621cm" svg:width="1.662cm" svg:height="1.06cm" draw:z-index="94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04" text:anchor-type="as-char" svg:y="-0.437cm" svg:width="2.529cm" svg:height="0.529cm" draw:z-index="95"><draw:object xlink:href="./Object 104" xlink:type="simple" xlink:show="embed" xlink:actuate="onLoad"/><draw:image xlink:href="./ObjectReplacements/Object 10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apacitância elétrica</text:p>
          </table:table-cell>
          <table:table-cell table:style-name="Table1.A1" office:value-type="string">
            <text:p text:style-name="P8">F</text:p>
          </table:table-cell>
          <table:table-cell table:style-name="Table1.A1" office:value-type="string">
            <text:p text:style-name="P11"><draw:frame draw:style-name="fr1" draw:name="Object105" text:anchor-type="as-char" svg:y="-0.681cm" svg:width="3.374cm" svg:height="1.06cm" draw:z-index="96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06" text:anchor-type="as-char" svg:y="-0.437cm" svg:width="2.671cm" svg:height="0.529cm" draw:z-index="97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ampo elétrico, <text:span text:style-name="T10">E</text:span></text:p>
          </table:table-cell>
          <table:table-cell table:style-name="Table1.A1" office:value-type="string">
            <text:p text:style-name="P8"><draw:frame draw:style-name="fr1" draw:name="Object107" text:anchor-type="as-char" svg:y="-0.621cm" svg:width="0.631cm" svg:height="1cm" draw:z-index="98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/table:table-cell>
          <table:table-cell table:style-name="Table1.A1" office:value-type="string">
            <text:p text:style-name="P12"><draw:frame draw:style-name="fr1" draw:name="Object108" text:anchor-type="as-char" svg:y="-0.621cm" svg:width="2.588cm" svg:height="1cm" draw:z-index="99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09" text:anchor-type="as-char" svg:y="-0.437cm" svg:width="2.401cm" svg:height="0.529cm" draw:z-index="100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Fluxo elétrico</text:p>
          </table:table-cell>
          <table:table-cell table:style-name="Table1.A1" office:value-type="string">
            <text:p text:style-name="P8"><draw:frame draw:style-name="fr1" draw:name="Object110" text:anchor-type="as-char" svg:y="-0.377cm" svg:width="0.974cm" svg:height="0.469cm" draw:z-index="101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1" text:anchor-type="as-char" svg:y="-0.681cm" svg:width="2.342cm" svg:height="1.06cm" draw:z-index="102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2" text:anchor-type="as-char" svg:y="-0.437cm" svg:width="2.531cm" svg:height="0.529cm" draw:z-index="103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Permissividade elétrica, <text:span text:style-name="T14">ɛ</text:span></text:p>
          </table:table-cell>
          <table:table-cell table:style-name="Table1.A1" office:value-type="string">
            <text:p text:style-name="P8"><draw:frame draw:style-name="fr1" draw:name="Object113" text:anchor-type="as-char" svg:y="-0.621cm" svg:width="0.6cm" svg:height="1cm" draw:z-index="104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4" text:anchor-type="as-char" svg:y="-0.621cm" svg:width="1.057cm" svg:height="1cm" draw:z-index="10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5" text:anchor-type="as-char" svg:y="-0.437cm" svg:width="2.672cm" svg:height="0.529cm" draw:z-index="106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ampo magnético, <text:span text:style-name="T8">B, campo magnetico em um ponto do espaço</text:span></text:p>
          </table:table-cell>
          <table:table-cell table:style-name="Table1.A1" office:value-type="string">
            <text:p text:style-name="P8">T</text:p>
          </table:table-cell>
          <table:table-cell table:style-name="Table1.A1" office:value-type="string">
            <text:p text:style-name="P22"><draw:frame draw:style-name="fr1" draw:name="Object116" text:anchor-type="as-char" svg:y="-0.621cm" svg:width="2.708cm" svg:height="1.06cm" draw:z-index="10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7" text:anchor-type="as-char" svg:y="-0.437cm" svg:width="2cm" svg:height="0.529cm" draw:z-index="108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Fluxo magnético</text:p>
          </table:table-cell>
          <table:table-cell table:style-name="Table1.A1" office:value-type="string">
            <text:p text:style-name="P8">Wb</text:p>
          </table:table-cell>
          <table:table-cell table:style-name="Table1.A1" office:value-type="string">
            <text:p text:style-name="P13"><draw:frame draw:style-name="fr1" draw:name="Object118" text:anchor-type="as-char" svg:y="-0.621cm" svg:width="3.988cm" svg:height="1cm" draw:z-index="10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19" text:anchor-type="as-char" svg:y="-0.437cm" svg:width="2.528cm" svg:height="0.529cm" draw:z-index="11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Permeabilidade magnética, <text:span text:style-name="T6">µ</text:span></text:p>
          </table:table-cell>
          <table:table-cell table:style-name="Table1.A1" office:value-type="string">
            <text:p text:style-name="P8"><draw:frame draw:style-name="fr1" draw:name="Object120" text:anchor-type="as-char" svg:y="-0.621cm" svg:width="0.656cm" svg:height="1cm" draw:z-index="111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21" text:anchor-type="as-char" svg:y="-0.621cm" svg:width="0.737cm" svg:height="1.06cm" draw:z-index="112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22" text:anchor-type="as-char" svg:y="-0.437cm" svg:width="2.401cm" svg:height="0.529cm" draw:z-index="113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Campo magnetizante, <text:span text:style-name="T9">H</text:span></text:p>
          </table:table-cell>
          <table:table-cell table:style-name="Table1.A1" office:value-type="string">
            <text:p text:style-name="P8"><draw:frame draw:style-name="fr1" draw:name="Object123" text:anchor-type="as-char" svg:y="-0.621cm" svg:width="0.61cm" svg:height="1cm" draw:z-index="114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/table:table-cell>
          <table:table-cell table:style-name="Table1.A1" office:value-type="string">
            <text:p text:style-name="P22"><draw:frame draw:style-name="fr1" draw:name="Object124" text:anchor-type="as-char" svg:y="-0.621cm" svg:width="4.881cm" svg:height="1.06cm" draw:z-index="115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25" text:anchor-type="as-char" svg:y="-0.437cm" svg:width="1.113cm" svg:height="0.529cm" draw:z-index="116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2">Indutância, <text:span text:style-name="T10">L</text:span></text:p>
          </table:table-cell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23"><draw:frame draw:style-name="fr1" draw:name="Object126" text:anchor-type="as-char" svg:y="-0.621cm" svg:width="3.551cm" svg:height="1.06cm" draw:z-index="117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/table:table-cell>
          <table:table-cell table:style-name="Table1.A1" office:value-type="string">
            <text:p text:style-name="P8"><draw:frame draw:style-name="fr1" draw:name="Object127" text:anchor-type="as-char" svg:y="-0.437cm" svg:width="2.528cm" svg:height="0.529cm" draw:z-index="11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6" office:value-type="string">
            <text:p text:style-name="P4">Momento magnetico,</text:p>
            <text:p text:style-name="P39">Dipólo magnetico, <text:span text:style-name="T6">µ</text:span></text:p>
          </table:table-cell>
          <table:table-cell table:style-name="Table1.A16" office:value-type="string">
            <text:p text:style-name="P18"><draw:frame draw:style-name="fr1" draw:name="Object128" text:anchor-type="as-char" svg:y="-0.621cm" svg:width="0.566cm" svg:height="1cm" draw:z-index="11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</table:table-cell>
          <table:table-cell table:style-name="Table1.A16" office:value-type="string">
            <text:p text:style-name="P18"><draw:frame draw:style-name="fr1" draw:name="Object129" text:anchor-type="as-char" svg:y="-0.621cm" svg:width="2.342cm" svg:height="1cm" draw:z-index="12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</table:table-cell>
          <table:table-cell table:style-name="Table1.A16" office:value-type="string">
            <text:p text:style-name="P24"><draw:frame draw:style-name="fr1" draw:name="Object130" text:anchor-type="as-char" svg:y="-0.437cm" svg:width="0.93cm" svg:height="0.529cm" draw:z-index="12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Droid Serif1" svg:font-family="'Droid Serif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fals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9-27T12:27:35.155320691</dc:date>
    <meta:editing-duration>PT8H1M23S</meta:editing-duration>
    <meta:editing-cycles>63</meta:editing-cycles>
    <meta:document-statistic meta:table-count="1" meta:image-count="0" meta:object-count="122" meta:page-count="3" meta:paragraph-count="206" meta:word-count="217" meta:character-count="1519" meta:non-whitespace-character-count="1386"/>
  </office:meta>
</office:document-meta>
</file>

<file path=Object 1/content.xml><?xml version="1.0" encoding="utf-8"?>
<math xmlns="http://www.w3.org/1998/Math/MathML" display="block">
  <semantics>
    <mrow>
      <mn>3.6</mn>
      <mrow>
        <mfrac>
          <mi mathvariant="italic">km</mi>
          <mi>h</mi>
        </mfrac>
        <mo stretchy="false">=</mo>
        <mfrac>
          <mi>m</mi>
          <mi>s</mi>
        </mfrac>
      </mrow>
    </mrow>
    <annotation encoding="StarMath 5.0">3.6 km over h = m over s</annotation>
  </semantics>
</math>
</file>

<file path=Object 10/content.xml><?xml version="1.0" encoding="utf-8"?>
<math xmlns="http://www.w3.org/1998/Math/MathML" display="block">
  <semantics>
    <mrow>
      <mn>100</mn>
      <mrow>
        <mi mathvariant="italic">kPa</mi>
        <mo stretchy="false">=</mo>
        <mtext>bar</mtext>
      </mrow>
      <mi mathvariant="normal">∼</mi>
      <mn>1</mn>
      <mfrac>
        <mi mathvariant="italic">kgf</mi>
        <msup>
          <mi mathvariant="italic">cm</mi>
          <mn>2</mn>
        </msup>
      </mfrac>
    </mrow>
    <annotation encoding="StarMath 5.0">100kPa = "bar" %Ux223C 1kgf over cm^2</annotation>
  </semantics>
</math>
</file>

<file path=Object 100/content.xml><?xml version="1.0" encoding="utf-8"?>
<math xmlns="http://www.w3.org/1998/Math/MathML" display="block">
  <semantics>
    <mi>I</mi>
    <annotation encoding="StarMath 5.0">I</annotation>
  </semantics>
</math>
</file>

<file path=Object 101/content.xml><?xml version="1.0" encoding="utf-8"?>
<math xmlns="http://www.w3.org/1998/Math/MathML" display="block">
  <semantics>
    <mrow>
      <mfrac>
        <mi>J</mi>
        <mi>C</mi>
      </mfrac>
      <mo stretchy="false">=</mo>
      <mfrac>
        <mrow>
          <mi>N</mi>
          <mo stretchy="false">⋅</mo>
          <mi>m</mi>
        </mrow>
        <mi>C</mi>
      </mfrac>
    </mrow>
    <annotation encoding="StarMath 5.0">J over C = N cdot m over C</annotation>
  </semantics>
</math>
</file>

<file path=Object 10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3 cdot I^-1</annotation>
  </semantics>
</math>
</file>

<file path=Object 103/content.xml><?xml version="1.0" encoding="utf-8"?>
<math xmlns="http://www.w3.org/1998/Math/MathML" display="block">
  <semantics>
    <mrow>
      <mfrac>
        <mrow>
          <mi>J</mi>
          <mo stretchy="false">⋅</mo>
          <mi>s</mi>
        </mrow>
        <msup>
          <mi>C</mi>
          <mn>2</mn>
        </msup>
      </mfrac>
      <mo stretchy="false">=</mo>
      <mfrac>
        <mi>H</mi>
        <mi>s</mi>
      </mfrac>
    </mrow>
    <annotation encoding="StarMath 5.0">J cdot s over C^2 = H over s</annotation>
  </semantics>
</math>
</file>

<file path=Object 104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3 cdot I^-2</annotation>
  </semantics>
</math>
</file>

<file path=Object 105/content.xml><?xml version="1.0" encoding="utf-8"?>
<math xmlns="http://www.w3.org/1998/Math/MathML" display="block">
  <semantics>
    <mrow>
      <mi>F</mi>
      <mo stretchy="false">=</mo>
      <mfrac>
        <mi>C</mi>
        <mi>V</mi>
      </mfrac>
      <mo stretchy="false">=</mo>
      <mfrac>
        <msup>
          <mi>C</mi>
          <mn>2</mn>
        </msup>
        <mi>J</mi>
      </mfrac>
      <mo stretchy="false">=</mo>
      <mfrac>
        <msup>
          <mi>C</mi>
          <mn>2</mn>
        </msup>
        <mrow>
          <mi>N</mi>
          <mo stretchy="false">⋅</mo>
          <mi>m</mi>
        </mrow>
      </mfrac>
    </mrow>
    <annotation encoding="StarMath 5.0">F = C over V = C^2 over J = C^2 over { N cdot m }</annotation>
  </semantics>
</math>
</file>

<file path=Object 10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2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2 cdot T^4 cdot I^2</annotation>
  </semantics>
</math>
</file>

<file path=Object 107/content.xml><?xml version="1.0" encoding="utf-8"?>
<math xmlns="http://www.w3.org/1998/Math/MathML" display="block">
  <semantics>
    <mfrac>
      <mi>N</mi>
      <mi>C</mi>
    </mfrac>
    <annotation encoding="StarMath 5.0">N over C</annotation>
  </semantics>
</math>
</file>

<file path=Object 108/content.xml><?xml version="1.0" encoding="utf-8"?>
<math xmlns="http://www.w3.org/1998/Math/MathML" display="block">
  <semantics>
    <mrow>
      <mfrac>
        <mi>V</mi>
        <mi>m</mi>
      </mfrac>
      <mo stretchy="false">=</mo>
      <mfrac>
        <mi>J</mi>
        <mrow>
          <mi>C</mi>
          <mo stretchy="false">⋅</mo>
          <mi>m</mi>
        </mrow>
      </mfrac>
      <mo stretchy="false">=</mo>
      <mfrac>
        <mi>N</mi>
        <mi>C</mi>
      </mfrac>
    </mrow>
    <annotation encoding="StarMath 5.0">V over m = J over { C cdot m } = N over C</annotation>
  </semantics>
</math>
</file>

<file path=Object 109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 cdot T^-3 cdot I^-1</annotation>
  </semantics>
</math>
</file>

<file path=Object 11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2</mn>
        </mrow>
      </msup>
    </mrow>
    <annotation encoding="StarMath 5.0">M cdot L^-1 cdot T^-2</annotation>
  </semantics>
</math>
</file>

<file path=Object 110/content.xml><?xml version="1.0" encoding="utf-8"?>
<math xmlns="http://www.w3.org/1998/Math/MathML" display="block">
  <semantics>
    <mrow>
      <mi>V</mi>
      <mo stretchy="false">⋅</mo>
      <mi>m</mi>
    </mrow>
    <annotation encoding="StarMath 5.0">V cdot m</annotation>
  </semantics>
</math>
</file>

<file path=Object 111/content.xml><?xml version="1.0" encoding="utf-8"?>
<math xmlns="http://www.w3.org/1998/Math/MathML" display="block">
  <semantics>
    <mrow>
      <mfrac>
        <mrow>
          <mi>N</mi>
          <mo stretchy="false">⋅</mo>
          <msup>
            <mi>m</mi>
            <mn>2</mn>
          </msup>
        </mrow>
        <mi>C</mi>
      </mfrac>
      <mo stretchy="false">=</mo>
      <mfrac>
        <mrow>
          <mi>J</mi>
          <mo stretchy="false">⋅</mo>
          <mi>m</mi>
        </mrow>
        <mi>C</mi>
      </mfrac>
    </mrow>
    <annotation encoding="StarMath 5.0">N cdot m^2 over C = J cdot m over C</annotation>
  </semantics>
</math>
</file>

<file path=Object 112/content.xml><?xml version="1.0" encoding="utf-8"?>
<math xmlns="http://www.w3.org/1998/Math/MathML" display="block">
  <semantics>
    <mrow>
      <mi>M</mi>
      <mo stretchy="false">⋅</mo>
      <msup>
        <mi>L</mi>
        <mn>3</mn>
      </msup>
      <mo stretchy="false">⋅</mo>
      <msup>
        <mi>T</mi>
        <mrow>
          <mo stretchy="false">−</mo>
          <mn>3</mn>
        </mrow>
      </msup>
      <mo stretchy="false">⋅</mo>
      <msup>
        <mi>I</mi>
        <mrow>
          <mo stretchy="false">−</mo>
          <mn>1</mn>
        </mrow>
      </msup>
    </mrow>
    <annotation encoding="StarMath 5.0">M cdot L^3 cdot T^-3 cdot I^-1</annotation>
  </semantics>
</math>
</file>

<file path=Object 113/content.xml><?xml version="1.0" encoding="utf-8"?>
<math xmlns="http://www.w3.org/1998/Math/MathML" display="block">
  <semantics>
    <mfrac>
      <mi>F</mi>
      <mi>m</mi>
    </mfrac>
    <annotation encoding="StarMath 5.0">F over m</annotation>
  </semantics>
</math>
</file>

<file path=Object 114/content.xml><?xml version="1.0" encoding="utf-8"?>
<math xmlns="http://www.w3.org/1998/Math/MathML" display="block">
  <semantics>
    <mfrac>
      <mi>C</mi>
      <mrow>
        <mi>V</mi>
        <mo stretchy="false">⋅</mo>
        <mi>m</mi>
      </mrow>
    </mfrac>
    <annotation encoding="StarMath 5.0">C over { V cdot m }</annotation>
  </semantics>
</math>
</file>

<file path=Object 11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row>
          <mo stretchy="false">−</mo>
          <mn>3</mn>
        </mrow>
      </msup>
      <mo stretchy="false">⋅</mo>
      <msup>
        <mi>T</mi>
        <mn>4</mn>
      </msup>
      <mo stretchy="false">⋅</mo>
      <msup>
        <mi>I</mi>
        <mn>2</mn>
      </msup>
    </mrow>
    <annotation encoding="StarMath 5.0">M^-1 cdot L^-3 cdot T^4 cdot I^2</annotation>
  </semantics>
</math>
</file>

<file path=Object 116/content.xml><?xml version="1.0" encoding="utf-8"?>
<math xmlns="http://www.w3.org/1998/Math/MathML" display="block">
  <semantics>
    <mrow>
      <mi>T</mi>
      <mo stretchy="false">=</mo>
      <mfrac>
        <mi mathvariant="italic">Wb</mi>
        <msup>
          <mi>m</mi>
          <mn>2</mn>
        </msup>
      </mfrac>
      <mo stretchy="false">=</mo>
      <mfrac>
        <mi>N</mi>
        <mrow>
          <mi>m</mi>
          <mo stretchy="false">⋅</mo>
          <mi>A</mi>
        </mrow>
      </mfrac>
    </mrow>
    <annotation encoding="StarMath 5.0">T = Wb over m^2 = N over { m cdot A }</annotation>
  </semantics>
</math>
</file>

<file path=Object 117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T^-2 cdot I^-1</annotation>
  </semantics>
</math>
</file>

<file path=Object 118/content.xml><?xml version="1.0" encoding="utf-8"?>
<math xmlns="http://www.w3.org/1998/Math/MathML" display="block">
  <semantics>
    <mrow>
      <mi mathvariant="italic">Wb</mi>
      <mo stretchy="false">=</mo>
      <mrow>
        <mi>T</mi>
        <mo stretchy="false">⋅</mo>
        <msup>
          <mi>m</mi>
          <mn>2</mn>
        </msup>
      </mrow>
      <mo stretchy="false">=</mo>
      <mfrac>
        <mrow>
          <mi>N</mi>
          <mo stretchy="false">⋅</mo>
          <mi>m</mi>
        </mrow>
        <mi>A</mi>
      </mfrac>
      <mo stretchy="false">=</mo>
      <mfrac>
        <mi>J</mi>
        <mi>A</mi>
      </mfrac>
    </mrow>
    <annotation encoding="StarMath 5.0">Wb = T cdot m^2 = N cdot m over A = J over A</annotation>
  </semantics>
</math>
</file>

<file path=Object 119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1</mn>
        </mrow>
      </msup>
    </mrow>
    <annotation encoding="StarMath 5.0">M cdot L^2 cdot T^-2 cdot I^-1</annotation>
  </semantics>
</math>
</file>

<file path=Object 120/content.xml><?xml version="1.0" encoding="utf-8"?>
<math xmlns="http://www.w3.org/1998/Math/MathML" display="block">
  <semantics>
    <mfrac>
      <mi>H</mi>
      <mi>m</mi>
    </mfrac>
    <annotation encoding="StarMath 5.0">H over m</annotation>
  </semantics>
</math>
</file>

<file path=Object 121/content.xml><?xml version="1.0" encoding="utf-8"?>
<math xmlns="http://www.w3.org/1998/Math/MathML" display="block">
  <semantics>
    <mfrac>
      <mi>N</mi>
      <msup>
        <mi>A</mi>
        <mn>2</mn>
      </msup>
    </mfrac>
    <annotation encoding="StarMath 5.0">N over A^2</annotation>
  </semantics>
</math>
</file>

<file path=Object 122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 cdot T^-2 cdot I^-2</annotation>
  </semantics>
</math>
</file>

<file path=Object 123/content.xml><?xml version="1.0" encoding="utf-8"?>
<math xmlns="http://www.w3.org/1998/Math/MathML" display="block">
  <semantics>
    <mfrac>
      <mi>A</mi>
      <mi>m</mi>
    </mfrac>
    <annotation encoding="StarMath 5.0">A over m</annotation>
  </semantics>
</math>
</file>

<file path=Object 124/content.xml><?xml version="1.0" encoding="utf-8"?>
<math xmlns="http://www.w3.org/1998/Math/MathML" display="block">
  <semantics>
    <mrow>
      <mfrac>
        <mrow>
          <mi>T</mi>
          <mo stretchy="false">⋅</mo>
          <mi>m</mi>
        </mrow>
        <mi>H</mi>
      </mfrac>
      <mo stretchy="false">=</mo>
      <mfrac>
        <mi mathvariant="italic">Wb</mi>
        <mrow>
          <mi>m</mi>
          <mo stretchy="false">⋅</mo>
          <mi>H</mi>
        </mrow>
      </mfrac>
      <mo stretchy="false">=</mo>
      <mfrac>
        <mi>J</mi>
        <mrow>
          <mi>T</mi>
          <mo stretchy="false">⋅</mo>
          <msup>
            <mi>m</mi>
            <mn>3</mn>
          </msup>
        </mrow>
      </mfrac>
      <mo stretchy="false">=</mo>
      <mfrac>
        <mi>N</mi>
        <mrow>
          <mi>T</mi>
          <mo stretchy="false">⋅</mo>
          <msup>
            <mi>m</mi>
            <mn>2</mn>
          </msup>
        </mrow>
      </mfrac>
    </mrow>
    <annotation encoding="StarMath 5.0">T cdot m over H = Wb over { m cdot H } = J over { T cdot m^3 } = N over { T cdot m^2 }</annotation>
  </semantics>
</math>
</file>

<file path=Object 125/content.xml><?xml version="1.0" encoding="utf-8"?>
<math xmlns="http://www.w3.org/1998/Math/MathML" display="block">
  <semantics>
    <mrow>
      <msup>
        <mi>L</mi>
        <mrow>
          <mo stretchy="false">−</mo>
          <mn>1</mn>
        </mrow>
      </msup>
      <mo stretchy="false">⋅</mo>
      <mi>I</mi>
    </mrow>
    <annotation encoding="StarMath 5.0">L^-1 cdot I</annotation>
  </semantics>
</math>
</file>

<file path=Object 126/content.xml><?xml version="1.0" encoding="utf-8"?>
<math xmlns="http://www.w3.org/1998/Math/MathML" display="block">
  <semantics>
    <mrow>
      <mi>H</mi>
      <mo stretchy="false">=</mo>
      <mrow>
        <mi mathvariant="normal">Ω</mi>
        <mo stretchy="false">⋅</mo>
        <mi>s</mi>
      </mrow>
      <mo stretchy="false">=</mo>
      <mfrac>
        <mrow>
          <mi>V</mi>
          <mo stretchy="false">⋅</mo>
          <mi>s</mi>
        </mrow>
        <mi>A</mi>
      </mfrac>
      <mo stretchy="false">=</mo>
      <mfrac>
        <mi>J</mi>
        <msup>
          <mi>A</mi>
          <mn>2</mn>
        </msup>
      </mfrac>
    </mrow>
    <annotation encoding="StarMath 5.0">H = %OMEGA cdot s = V cdot s over A = J over A^2</annotation>
  </semantics>
</math>
</file>

<file path=Object 127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>I</mi>
        <mrow>
          <mo stretchy="false">−</mo>
          <mn>2</mn>
        </mrow>
      </msup>
    </mrow>
    <annotation encoding="StarMath 5.0">M cdot L^2 cdot T^-2 cdot I^-2</annotation>
  </semantics>
</math>
</file>

<file path=Object 128/content.xml><?xml version="1.0" encoding="utf-8"?>
<math xmlns="http://www.w3.org/1998/Math/MathML" display="block">
  <semantics>
    <mfrac>
      <mi>J</mi>
      <mi>T</mi>
    </mfrac>
    <annotation encoding="StarMath 5.0">J over T</annotation>
  </semantics>
</math>
</file>

<file path=Object 129/content.xml><?xml version="1.0" encoding="utf-8"?>
<math xmlns="http://www.w3.org/1998/Math/MathML" display="block">
  <semantics>
    <mrow>
      <mfrac>
        <mrow>
          <mi>N</mi>
          <mo stretchy="false">⋅</mo>
          <mi>m</mi>
        </mrow>
        <mi>T</mi>
      </mfrac>
      <mo stretchy="false">=</mo>
      <mrow>
        <msup>
          <mi>m</mi>
          <mn>2</mn>
        </msup>
        <mo stretchy="false">⋅</mo>
        <mi>A</mi>
      </mrow>
    </mrow>
    <annotation encoding="StarMath 5.0">N cdot m over T = m^2 cdot A</annotation>
  </semantics>
</math>
</file>

<file path=Object 130/content.xml><?xml version="1.0" encoding="utf-8"?>
<math xmlns="http://www.w3.org/1998/Math/MathML" display="block">
  <semantics>
    <mrow>
      <msup>
        <mi>L</mi>
        <mn>2</mn>
      </msup>
      <mo stretchy="false">⋅</mo>
      <mi>I</mi>
    </mrow>
    <annotation encoding="StarMath 5.0">L^2 cdot I</annotation>
  </semantics>
</math>
</file>

<file path=Object 131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13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133/content.xml><?xml version="1.0" encoding="utf-8"?>
<math xmlns="http://www.w3.org/1998/Math/MathML" display="block">
  <semantics>
    <mfrac>
      <mrow>
        <mi>w</mi>
        <mo stretchy="false">⋅</mo>
        <mi>m</mi>
      </mrow>
      <mrow>
        <mrow>
          <msup>
            <mi>m</mi>
            <mn>2</mn>
          </msup>
          <mo stretchy="false">⋅</mo>
          <mi>K</mi>
        </mrow>
        <mi>°</mi>
      </mrow>
    </mfrac>
    <annotation encoding="StarMath 5.0">w cdot m over {m^2 cdot K°}</annotation>
  </semantics>
</math>
</file>

<file path=Object 2/content.xml><?xml version="1.0" encoding="utf-8"?>
<math xmlns="http://www.w3.org/1998/Math/MathML" display="block">
  <semantics>
    <mrow>
      <mi mathvariant="italic">Pa</mi>
      <mo stretchy="false">⋅</mo>
      <mi>s</mi>
    </mrow>
    <annotation encoding="StarMath 5.0">Pa cdot s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sup>
      <mi>T</mi>
      <mrow>
        <mo stretchy="false">−</mo>
        <mn>1</mn>
      </mrow>
    </msup>
    <annotation encoding="StarMath 5.0">T^-1</annotation>
  </semantics>
</math>
</file>

<file path=Object 23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1</mn>
        </mrow>
      </msup>
    </mrow>
    <annotation encoding="StarMath 5.0">L cdot T^-1</annotation>
  </semantics>
</math>
</file>

<file path=Object 24/content.xml><?xml version="1.0" encoding="utf-8"?>
<math xmlns="http://www.w3.org/1998/Math/MathML" display="block">
  <semantics>
    <mfrac>
      <mi>m</mi>
      <msup>
        <mi>s</mi>
        <mn>2</mn>
      </msup>
    </mfrac>
    <annotation encoding="StarMath 5.0">m over s^2</annotation>
  </semantics>
</math>
</file>

<file path=Object 25/content.xml><?xml version="1.0" encoding="utf-8"?>
<math xmlns="http://www.w3.org/1998/Math/MathML" display="block">
  <semantics>
    <mrow>
      <mn>3.6</mn>
      <mrow>
        <mfrac>
          <mrow>
            <mi mathvariant="italic">km</mi>
            <mo stretchy="false">/</mo>
            <mi>h</mi>
          </mrow>
          <mi>s</mi>
        </mfrac>
        <mo stretchy="false">=</mo>
        <mfrac>
          <mi>m</mi>
          <msup>
            <mi>s</mi>
            <mn>2</mn>
          </msup>
        </mfrac>
      </mrow>
    </mrow>
    <annotation encoding="StarMath 5.0">3.6 km/h over s = m over s^2</annotation>
  </semantics>
</math>
</file>

<file path=Object 26/content.xml><?xml version="1.0" encoding="utf-8"?>
<math xmlns="http://www.w3.org/1998/Math/MathML" display="block">
  <semantics>
    <mrow>
      <mi>L</mi>
      <mo stretchy="false">⋅</mo>
      <msup>
        <mi>T</mi>
        <mrow>
          <mo stretchy="false">−</mo>
          <mn>2</mn>
        </mrow>
      </msup>
    </mrow>
    <annotation encoding="StarMath 5.0">L cdot T^-2</annotation>
  </semantics>
</math>
</file>

<file path=Object 27/content.xml><?xml version="1.0" encoding="utf-8"?>
<math xmlns="http://www.w3.org/1998/Math/MathML" display="block">
  <semantics>
    <mfrac>
      <mrow>
        <mi>N</mi>
        <mo stretchy="false">⋅</mo>
        <msup>
          <mi>s</mi>
          <mn>2</mn>
        </msup>
      </mrow>
      <mi>m</mi>
    </mfrac>
    <annotation encoding="StarMath 5.0">N cdot s^2 over m</annotation>
  </semantics>
</math>
</file>

<file path=Object 28/content.xml><?xml version="1.0" encoding="utf-8"?>
<math xmlns="http://www.w3.org/1998/Math/MathML" display="block">
  <semantics>
    <mi>M</mi>
    <annotation encoding="StarMath 5.0">M</annotation>
  </semantics>
</math>
</file>

<file path=Object 29/content.xml><?xml version="1.0" encoding="utf-8"?>
<math xmlns="http://www.w3.org/1998/Math/MathML" display="block">
  <semantics>
    <mrow>
      <mn>1</mn>
      <mrow>
        <mi mathvariant="italic">kgf</mi>
        <mo stretchy="false">=</mo>
        <mn>9.80665</mn>
      </mrow>
      <mi>N</mi>
    </mrow>
    <annotation encoding="StarMath 5.0">1kgf = 9.80665 N</annotation>
  </semantics>
</math>
</file>

<file path=Object 3/content.xml><?xml version="1.0" encoding="utf-8"?>
<math xmlns="http://www.w3.org/1998/Math/MathML" display="block">
  <semantics>
    <mfrac>
      <mi>m</mi>
      <mi>s</mi>
    </mfrac>
    <annotation encoding="StarMath 5.0">m over s</annotation>
  </semantics>
</math>
</file>

<file path=Object 30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2</mn>
        </mrow>
      </msup>
    </mrow>
    <annotation encoding="StarMath 5.0">M cdot L cdot T^-2</annotation>
  </semantics>
</math>
</file>

<file path=Object 31/content.xml><?xml version="1.0" encoding="utf-8"?>
<math xmlns="http://www.w3.org/1998/Math/MathML" display="block">
  <semantics>
    <mrow>
      <mrow>
        <mi mathvariant="italic">ha</mi>
        <mo stretchy="false">=</mo>
        <mn>10000</mn>
      </mrow>
      <msup>
        <mi>m</mi>
        <mn>2</mn>
      </msup>
    </mrow>
    <annotation encoding="StarMath 5.0">ha = 10000m^2</annotation>
  </semantics>
</math>
</file>

<file path=Object 32/content.xml><?xml version="1.0" encoding="utf-8"?>
<math xmlns="http://www.w3.org/1998/Math/MathML" display="block">
  <semantics>
    <mrow>
      <mrow>
        <mi mathvariant="italic">acre</mi>
        <mo stretchy="false">=</mo>
        <mn>4046.9</mn>
      </mrow>
      <msup>
        <mi>m</mi>
        <mn>2</mn>
      </msup>
    </mrow>
    <annotation encoding="StarMath 5.0">acre = 4046.9m^2</annotation>
  </semantics>
</math>
</file>

<file path=Object 33/content.xml><?xml version="1.0" encoding="utf-8"?>
<math xmlns="http://www.w3.org/1998/Math/MathML" display="block">
  <semantics>
    <mrow>
      <mrow>
        <mi mathvariant="italic">alqueirePaulista</mi>
        <mo stretchy="false">=</mo>
        <mn>24000</mn>
      </mrow>
      <msup>
        <mi>m</mi>
        <mn>2</mn>
      </msup>
    </mrow>
    <annotation encoding="StarMath 5.0">alqueirePaulista = 24000m^2</annotation>
  </semantics>
</math>
</file>

<file path=Object 34/content.xml><?xml version="1.0" encoding="utf-8"?>
<math xmlns="http://www.w3.org/1998/Math/MathML" display="block">
  <semantics>
    <msup>
      <mi>L</mi>
      <mn>2</mn>
    </msup>
    <annotation encoding="StarMath 5.0">L^2</annotation>
  </semantics>
</math>
</file>

<file path=Object 35/content.xml><?xml version="1.0" encoding="utf-8"?>
<math xmlns="http://www.w3.org/1998/Math/MathML" display="block">
  <semantics>
    <mrow>
      <mrow>
        <mi mathvariant="italic">litro</mi>
        <mo stretchy="false">=</mo>
        <mn>0.001</mn>
      </mrow>
      <msup>
        <mi>m</mi>
        <mn>3</mn>
      </msup>
    </mrow>
    <annotation encoding="StarMath 5.0">litro = 0.001m^3</annotation>
  </semantics>
</math>
</file>

<file path=Object 36/content.xml><?xml version="1.0" encoding="utf-8"?>
<math xmlns="http://www.w3.org/1998/Math/MathML" display="block">
  <semantics>
    <mrow>
      <mn>3600</mn>
      <mrow>
        <mi mathvariant="italic">kJ</mi>
        <mo stretchy="false">=</mo>
        <mi mathvariant="italic">kwh</mi>
        <mo stretchy="false">=</mo>
        <mfrac>
          <mn>450</mn>
          <mn>0.523</mn>
        </mfrac>
      </mrow>
      <mi mathvariant="italic">kcal</mi>
    </mrow>
    <annotation encoding="StarMath 5.0">3600kJ = kwh = 450 over 0.523 kcal</annotation>
  </semantics>
</math>
</file>

<file path=Object 37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38/content.xml><?xml version="1.0" encoding="utf-8"?>
<math xmlns="http://www.w3.org/1998/Math/MathML" display="block">
  <semantics>
    <msup>
      <mi>m</mi>
      <mn>2</mn>
    </msup>
    <annotation encoding="StarMath 5.0">m^2</annotation>
  </semantics>
</math>
</file>

<file path=Object 39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4/content.xml><?xml version="1.0" encoding="utf-8"?>
<math xmlns="http://www.w3.org/1998/Math/MathML" display="block">
  <semantics>
    <mrow>
      <mn>1</mn>
      <mrow>
        <mi mathvariant="italic">Hz</mi>
        <mo stretchy="false">=</mo>
        <mfrac>
          <mn>1</mn>
          <mi>s</mi>
        </mfrac>
      </mrow>
    </mrow>
    <annotation encoding="StarMath 5.0">1Hz = 1 over s</annotation>
  </semantics>
</math>
</file>

<file path=Object 40/content.xml><?xml version="1.0" encoding="utf-8"?>
<math xmlns="http://www.w3.org/1998/Math/MathML" display="block">
  <semantics>
    <mrow>
      <mi>N</mi>
      <mo stretchy="false">⋅</mo>
      <mi>m</mi>
    </mrow>
    <annotation encoding="StarMath 5.0">N cdot m</annotation>
  </semantics>
</math>
</file>

<file path=Object 41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2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M cdot L^2 cdot T^-2</annotation>
  </semantics>
</math>
</file>

<file path=Object 43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3</mn>
        </mrow>
      </msup>
    </mrow>
    <annotation encoding="StarMath 5.0">M cdot L^2 cdot T^-3</annotation>
  </semantics>
</math>
</file>

<file path=Object 44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1</mn>
        </mrow>
      </msup>
    </mrow>
    <annotation encoding="StarMath 5.0">M cdot L cdot T^-1</annotation>
  </semantics>
</math>
</file>

<file path=Object 45/content.xml><?xml version="1.0" encoding="utf-8"?>
<math xmlns="http://www.w3.org/1998/Math/MathML" display="block">
  <semantics>
    <mrow>
      <mi>M</mi>
      <mo stretchy="false">⋅</mo>
      <msup>
        <mi>L</mi>
        <mn>2</mn>
      </msup>
    </mrow>
    <annotation encoding="StarMath 5.0">M cdot L^2</annotation>
  </semantics>
</math>
</file>

<file path=Object 46/content.xml><?xml version="1.0" encoding="utf-8"?>
<math xmlns="http://www.w3.org/1998/Math/MathML" display="block">
  <semantics>
    <mrow>
      <mi mathvariant="italic">kg</mi>
      <mo stretchy="false">⋅</mo>
      <msup>
        <mi>m</mi>
        <mn>2</mn>
      </msup>
    </mrow>
    <annotation encoding="StarMath 5.0">kg cdot m^2</annotation>
  </semantics>
</math>
</file>

<file path=Object 47/content.xml><?xml version="1.0" encoding="utf-8"?>
<math xmlns="http://www.w3.org/1998/Math/MathML" display="block">
  <semantics>
    <mrow>
      <mrow>
        <mi>N</mi>
        <mo stretchy="false">⋅</mo>
        <mi>m</mi>
        <mo stretchy="false">⋅</mo>
        <msup>
          <mi>s</mi>
          <mn>2</mn>
        </msup>
      </mrow>
      <mo stretchy="false">=</mo>
      <mrow>
        <mi>J</mi>
        <mo stretchy="false">⋅</mo>
        <msup>
          <mi>s</mi>
          <mn>2</mn>
        </msup>
      </mrow>
    </mrow>
    <annotation encoding="StarMath 5.0">N cdot m cdot s^2 = J cdot s^2</annotation>
  </semantics>
</math>
</file>

<file path=Object 48/content.xml><?xml version="1.0" encoding="utf-8"?>
<math xmlns="http://www.w3.org/1998/Math/MathML" display="block">
  <semantics>
    <mfrac>
      <mrow>
        <mi mathvariant="italic">kg</mi>
        <mo stretchy="false">⋅</mo>
        <mi>m</mi>
      </mrow>
      <mi>s</mi>
    </mfrac>
    <annotation encoding="StarMath 5.0">kg cdot m over s</annotation>
  </semantics>
</math>
</file>

<file path=Object 49/content.xml><?xml version="1.0" encoding="utf-8"?>
<math xmlns="http://www.w3.org/1998/Math/MathML" display="block">
  <semantics>
    <msup>
      <mi>m</mi>
      <mn>4</mn>
    </msup>
    <annotation encoding="StarMath 5.0">m^4</annotation>
  </semantics>
</math>
</file>

<file path=Object 5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 K° }</annotation>
  </semantics>
</math>
</file>

<file path=Object 50/content.xml><?xml version="1.0" encoding="utf-8"?>
<math xmlns="http://www.w3.org/1998/Math/MathML" display="block">
  <semantics>
    <msup>
      <mi mathvariant="italic">cm</mi>
      <mn>4</mn>
    </msup>
    <annotation encoding="StarMath 5.0">cm^4</annotation>
  </semantics>
</math>
</file>

<file path=Object 51/content.xml><?xml version="1.0" encoding="utf-8"?>
<math xmlns="http://www.w3.org/1998/Math/MathML" display="block">
  <semantics>
    <msup>
      <mi>L</mi>
      <mn>4</mn>
    </msup>
    <annotation encoding="StarMath 5.0">L^4</annotation>
  </semantics>
</math>
</file>

<file path=Object 52/content.xml><?xml version="1.0" encoding="utf-8"?>
<math xmlns="http://www.w3.org/1998/Math/MathML" display="block">
  <semantics>
    <msup>
      <mi>m</mi>
      <mn>3</mn>
    </msup>
    <annotation encoding="StarMath 5.0">m^3</annotation>
  </semantics>
</math>
</file>

<file path=Object 53/content.xml><?xml version="1.0" encoding="utf-8"?>
<math xmlns="http://www.w3.org/1998/Math/MathML" display="block">
  <semantics>
    <msup>
      <mi mathvariant="italic">cm</mi>
      <mn>3</mn>
    </msup>
    <annotation encoding="StarMath 5.0">cm^3</annotation>
  </semantics>
</math>
</file>

<file path=Object 54/content.xml><?xml version="1.0" encoding="utf-8"?>
<math xmlns="http://www.w3.org/1998/Math/MathML" display="block">
  <semantics>
    <msup>
      <mi>L</mi>
      <mn>3</mn>
    </msup>
    <annotation encoding="StarMath 5.0">L^3</annotation>
  </semantics>
</math>
</file>

<file path=Object 55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⋅</mo>
      <msup>
        <mi>L</mi>
        <mn>3</mn>
      </msup>
      <mo stretchy="false">⋅</mo>
      <msup>
        <mi>T</mi>
        <mrow>
          <mo stretchy="false">−</mo>
          <mn>2</mn>
        </mrow>
      </msup>
    </mrow>
    <annotation encoding="StarMath 5.0">M^-1 cdot L^3 cdot T^-2</annotation>
  </semantics>
</math>
</file>

<file path=Object 56/content.xml><?xml version="1.0" encoding="utf-8"?>
<math xmlns="http://www.w3.org/1998/Math/MathML" display="block">
  <semantics>
    <mrow>
      <mfrac>
        <msup>
          <mi>m</mi>
          <mn>3</mn>
        </msup>
        <mrow>
          <mi mathvariant="italic">kg</mi>
          <mo stretchy="false">⋅</mo>
          <msup>
            <mi>s</mi>
            <mn>2</mn>
          </msup>
        </mrow>
      </mfrac>
      <mo stretchy="false">=</mo>
      <mfrac>
        <mrow>
          <mi>N</mi>
          <mo stretchy="false">⋅</mo>
          <msup>
            <mi>m</mi>
            <mn>2</mn>
          </msup>
        </mrow>
        <msup>
          <mi mathvariant="italic">kg</mi>
          <mn>2</mn>
        </msup>
      </mfrac>
      <mo stretchy="false">=</mo>
      <mfrac>
        <mrow>
          <mi>J</mi>
          <mo stretchy="false">⋅</mo>
          <mi>m</mi>
        </mrow>
        <msup>
          <mi mathvariant="italic">kg</mi>
          <mn>2</mn>
        </msup>
      </mfrac>
    </mrow>
    <annotation encoding="StarMath 5.0">m^3 over {kg cdot s^2} = N cdot m^2 over kg^2 = J cdot m over kg^2</annotation>
  </semantics>
</math>
</file>

<file path=Object 57/content.xml><?xml version="1.0" encoding="utf-8"?>
<math xmlns="http://www.w3.org/1998/Math/MathML" display="block">
  <semantics>
    <mfrac>
      <msup>
        <mi>m</mi>
        <mn>3</mn>
      </msup>
      <mrow>
        <mi mathvariant="italic">kg</mi>
        <mo stretchy="false">⋅</mo>
        <msup>
          <mi>s</mi>
          <mn>2</mn>
        </msup>
      </mrow>
    </mfrac>
    <annotation encoding="StarMath 5.0">m^3 over {kg cdot s^2} </annotation>
  </semantics>
</math>
</file>

<file path=Object 58/content.xml><?xml version="1.0" encoding="utf-8"?>
<math xmlns="http://www.w3.org/1998/Math/MathML" display="block">
  <semantics>
    <mrow>
      <mn>100</mn>
      <mrow>
        <mi mathvariant="italic">kPa</mi>
        <mo stretchy="false">=</mo>
        <mtext>bar</mtext>
      </mrow>
      <mi mathvariant="normal">∼</mi>
      <mn>1</mn>
      <mfrac>
        <mi mathvariant="italic">kgf</mi>
        <msup>
          <mi mathvariant="italic">cm</mi>
          <mn>2</mn>
        </msup>
      </mfrac>
    </mrow>
    <annotation encoding="StarMath 5.0">100kPa = "bar" %Ux223C 1kgf over cm^2</annotation>
  </semantics>
</math>
</file>

<file path=Object 59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2</mn>
        </mrow>
      </msup>
    </mrow>
    <annotation encoding="StarMath 5.0">M cdot L^-1 cdot T^-2</annotation>
  </semantics>
</math>
</file>

<file path=Object 6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60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61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62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66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7/content.xml><?xml version="1.0" encoding="utf-8"?>
<math xmlns="http://www.w3.org/1998/Math/MathML" display="block">
  <semantics>
    <mfrac>
      <mi mathvariant="italic">kg</mi>
      <msup>
        <mi>m</mi>
        <mn>3</mn>
      </msup>
    </mfrac>
    <annotation encoding="StarMath 5.0">kg over m^3</annotation>
  </semantics>
</math>
</file>

<file path=Object 68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3</mn>
        </mrow>
      </msup>
    </mrow>
    <annotation encoding="StarMath 5.0">M cdot L^-3</annotation>
  </semantics>
</math>
</file>

<file path=Object 69/content.xml><?xml version="1.0" encoding="utf-8"?>
<math xmlns="http://www.w3.org/1998/Math/MathML" display="block">
  <semantics>
    <mfrac>
      <mi>N</mi>
      <msup>
        <mi>m</mi>
        <mn>3</mn>
      </msup>
    </mfrac>
    <annotation encoding="StarMath 5.0">N over m^3</annotation>
  </semantics>
</math>
</file>

<file path=Object 7/content.xml><?xml version="1.0" encoding="utf-8"?>
<math xmlns="http://www.w3.org/1998/Math/MathML" display="block">
  <semantics>
    <mfrac>
      <mi>N</mi>
      <mi>m</mi>
    </mfrac>
    <annotation encoding="StarMath 5.0">N over m</annotation>
  </semantics>
</math>
</file>

<file path=Object 70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2</mn>
        </mrow>
      </msup>
      <mo stretchy="false">⋅</mo>
      <msup>
        <mi>T</mi>
        <mrow>
          <mo stretchy="false">−</mo>
          <mn>2</mn>
        </mrow>
      </msup>
    </mrow>
    <annotation encoding="StarMath 5.0">M cdot L^-2 cdot T^-2</annotation>
  </semantics>
</math>
</file>

<file path=Object 71/content.xml><?xml version="1.0" encoding="utf-8"?>
<math xmlns="http://www.w3.org/1998/Math/MathML" display="block">
  <semantics>
    <mrow>
      <mfrac>
        <mi mathvariant="italic">kg</mi>
        <mrow>
          <mi>m</mi>
          <mo stretchy="false">⋅</mo>
          <mi>s</mi>
        </mrow>
      </mfrac>
      <mo stretchy="false">=</mo>
      <mfrac>
        <mrow>
          <mi>N</mi>
          <mo stretchy="false">⋅</mo>
          <mi>s</mi>
        </mrow>
        <msup>
          <mi>m</mi>
          <mn>2</mn>
        </msup>
      </mfrac>
    </mrow>
    <annotation encoding="StarMath 5.0">kg over { m cdot s } = {N cdot s} over m^2</annotation>
  </semantics>
</math>
</file>

<file path=Object 72/content.xml><?xml version="1.0" encoding="utf-8"?>
<math xmlns="http://www.w3.org/1998/Math/MathML" display="block">
  <semantics>
    <mrow>
      <mi>M</mi>
      <mo stretchy="false">⋅</mo>
      <msup>
        <mi>L</mi>
        <mrow>
          <mo stretchy="false">−</mo>
          <mn>1</mn>
        </mrow>
      </msup>
      <mo stretchy="false">⋅</mo>
      <msup>
        <mi>T</mi>
        <mrow>
          <mo stretchy="false">−</mo>
          <mn>1</mn>
        </mrow>
      </msup>
    </mrow>
    <annotation encoding="StarMath 5.0">M cdot L^-1 cdot T^-1</annotation>
  </semantics>
</math>
</file>

<file path=Object 73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4/content.xml><?xml version="1.0" encoding="utf-8"?>
<math xmlns="http://www.w3.org/1998/Math/MathML" display="block">
  <semantics>
    <mrow>
      <mfrac>
        <msup>
          <mi>m</mi>
          <mn>3</mn>
        </msup>
        <mi>s</mi>
      </mfrac>
      <mo stretchy="false">=</mo>
      <mfrac>
        <mrow>
          <mn>3600000</mn>
          <mi>l</mi>
        </mrow>
        <mi>h</mi>
      </mfrac>
    </mrow>
    <annotation encoding="StarMath 5.0">m^3 over s = {3600000l} over h</annotation>
  </semantics>
</math>
</file>

<file path=Object 75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1</mn>
        </mrow>
      </msup>
    </mrow>
    <annotation encoding="StarMath 5.0">L^2 cdot T^-1</annotation>
  </semantics>
</math>
</file>

<file path=Object 76/content.xml><?xml version="1.0" encoding="utf-8"?>
<math xmlns="http://www.w3.org/1998/Math/MathML" display="block">
  <semantics>
    <mfrac>
      <msup>
        <mi>m</mi>
        <mn>3</mn>
      </msup>
      <mi>s</mi>
    </mfrac>
    <annotation encoding="StarMath 5.0">m^3 over s</annotation>
  </semantics>
</math>
</file>

<file path=Object 77/content.xml><?xml version="1.0" encoding="utf-8"?>
<math xmlns="http://www.w3.org/1998/Math/MathML" display="block">
  <semantics>
    <mfrac>
      <msup>
        <mi>m</mi>
        <mn>2</mn>
      </msup>
      <mi>s</mi>
    </mfrac>
    <annotation encoding="StarMath 5.0">m^2 over s</annotation>
  </semantics>
</math>
</file>

<file path=Object 78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79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1</mn>
        </mrow>
      </msup>
    </mrow>
    <annotation encoding="StarMath 5.0">M cdot T^-1</annotation>
  </semantics>
</math>
</file>

<file path=Object 8/content.xml><?xml version="1.0" encoding="utf-8"?>
<math xmlns="http://www.w3.org/1998/Math/MathML" display="block">
  <semantics>
    <mfrac>
      <mi>J</mi>
      <msup>
        <mi>m</mi>
        <mn>2</mn>
      </msup>
    </mfrac>
    <annotation encoding="StarMath 5.0">J over {m^2} </annotation>
  </semantics>
</math>
</file>

<file path=Object 80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1/content.xml><?xml version="1.0" encoding="utf-8"?>
<math xmlns="http://www.w3.org/1998/Math/MathML" display="block">
  <semantics>
    <mfrac>
      <mn>1</mn>
      <mrow>
        <mi>K</mi>
        <mi>°</mi>
      </mrow>
    </mfrac>
    <annotation encoding="StarMath 5.0">1 over {K°}</annotation>
  </semantics>
</math>
</file>

<file path=Object 82/content.xml><?xml version="1.0" encoding="utf-8"?>
<math xmlns="http://www.w3.org/1998/Math/MathML" display="block">
  <semantics>
    <msup>
      <mi mathvariant="normal">Θ</mi>
      <mrow>
        <mo stretchy="false">−</mo>
        <mn>1</mn>
      </mrow>
    </msup>
    <annotation encoding="StarMath 5.0">%THETA^-1</annotation>
  </semantics>
</math>
</file>

<file path=Object 83/content.xml><?xml version="1.0" encoding="utf-8"?>
<math xmlns="http://www.w3.org/1998/Math/MathML" display="block">
  <semantics>
    <mfrac>
      <mi>J</mi>
      <mrow>
        <mi>K</mi>
        <mi>°</mi>
      </mrow>
    </mfrac>
    <annotation encoding="StarMath 5.0">J over {K°}</annotation>
  </semantics>
</math>
</file>

<file path=Object 84/content.xml><?xml version="1.0" encoding="utf-8"?>
<math xmlns="http://www.w3.org/1998/Math/MathML" display="block">
  <semantics>
    <mfrac>
      <mrow>
        <mi>N</mi>
        <mo stretchy="false">⋅</mo>
        <mi>m</mi>
      </mrow>
      <mrow>
        <mi>K</mi>
        <mi>°</mi>
      </mrow>
    </mfrac>
    <annotation encoding="StarMath 5.0">N cdot m over {K°}</annotation>
  </semantics>
</math>
</file>

<file path=Object 85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^2 cdot T^-2 cdot %THETA^-1</annotation>
  </semantics>
</math>
</file>

<file path=Object 86/content.xml><?xml version="1.0" encoding="utf-8"?>
<math xmlns="http://www.w3.org/1998/Math/MathML" display="block">
  <semantics>
    <mfrac>
      <mrow>
        <mi>N</mi>
        <mo stretchy="false">⋅</mo>
        <mi>m</mi>
      </mrow>
      <mrow>
        <mrow>
          <mi mathvariant="italic">kg</mi>
          <mo stretchy="false">⋅</mo>
          <mi>K</mi>
        </mrow>
        <mi>°</mi>
      </mrow>
    </mfrac>
    <annotation encoding="StarMath 5.0">N cdot m over {kg cdot K°}</annotation>
  </semantics>
</math>
</file>

<file path=Object 87/content.xml><?xml version="1.0" encoding="utf-8"?>
<math xmlns="http://www.w3.org/1998/Math/MathML" display="block">
  <semantics>
    <mfrac>
      <mi>J</mi>
      <mrow>
        <mrow>
          <mi mathvariant="italic">kg</mi>
          <mo stretchy="false">⋅</mo>
          <mi>K</mi>
        </mrow>
        <mi>°</mi>
      </mrow>
    </mfrac>
    <annotation encoding="StarMath 5.0">J over {kg cdot K°}</annotation>
  </semantics>
</math>
</file>

<file path=Object 88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L^2 cdot T^-2 cdot %THETA^-1</annotation>
  </semantics>
</math>
</file>

<file path=Object 89/content.xml><?xml version="1.0" encoding="utf-8"?>
<math xmlns="http://www.w3.org/1998/Math/MathML" display="block">
  <semantics>
    <mfrac>
      <mi>J</mi>
      <mrow>
        <mrow>
          <mi mathvariant="italic">mol</mi>
          <mo stretchy="false">⋅</mo>
          <mi>K</mi>
        </mrow>
        <mi>°</mi>
      </mrow>
    </mfrac>
    <annotation encoding="StarMath 5.0">J over {mol cdot K°}</annotation>
  </semantics>
</math>
</file>

<file path=Object 9/content.xml><?xml version="1.0" encoding="utf-8"?>
<math xmlns="http://www.w3.org/1998/Math/MathML" display="block">
  <semantics>
    <mrow>
      <mi>M</mi>
      <mo stretchy="false">⋅</mo>
      <msup>
        <mi>T</mi>
        <mrow>
          <mo stretchy="false">−</mo>
          <mn>2</mn>
        </mrow>
      </msup>
    </mrow>
    <annotation encoding="StarMath 5.0">M cdot T^-2</annotation>
  </semantics>
</math>
</file>

<file path=Object 90/content.xml><?xml version="1.0" encoding="utf-8"?>
<math xmlns="http://www.w3.org/1998/Math/MathML" display="block">
  <semantics>
    <mrow>
      <mi>M</mi>
      <mo stretchy="false">⋅</mo>
      <msup>
        <mi>L</mi>
        <mn>2</mn>
      </msup>
      <mo stretchy="false">⋅</mo>
      <msup>
        <mi>T</mi>
        <mrow>
          <mo stretchy="false">−</mo>
          <mn>2</mn>
        </mrow>
      </msup>
      <mo stretchy="false">⋅</mo>
      <msup>
        <mi mathvariant="normal">Θ</mi>
        <mrow>
          <mo stretchy="false">−</mo>
          <mn>1</mn>
        </mrow>
      </msup>
      <mo stretchy="false">⋅</mo>
      <msup>
        <mi>N</mi>
        <mrow>
          <mo stretchy="false">−</mo>
          <mn>1</mn>
        </mrow>
      </msup>
    </mrow>
    <annotation encoding="StarMath 5.0">M cdot L^2 cdot T^-2 cdot %THETA^-1 cdot N^-1</annotation>
  </semantics>
</math>
</file>

<file path=Object 91/content.xml><?xml version="1.0" encoding="utf-8"?>
<math xmlns="http://www.w3.org/1998/Math/MathML" display="block">
  <semantics>
    <mfrac>
      <mi>J</mi>
      <mi mathvariant="italic">kg</mi>
    </mfrac>
    <annotation encoding="StarMath 5.0">J over kg</annotation>
  </semantics>
</math>
</file>

<file path=Object 92/content.xml><?xml version="1.0" encoding="utf-8"?>
<math xmlns="http://www.w3.org/1998/Math/MathML" display="block">
  <semantics>
    <mrow>
      <mn>4.184</mn>
      <mrow>
        <mfrac>
          <mi>J</mi>
          <mi mathvariant="italic">kg</mi>
        </mfrac>
        <mo stretchy="false">=</mo>
        <mn>1</mn>
      </mrow>
      <mfrac>
        <mi mathvariant="italic">cal</mi>
        <mi mathvariant="italic">kg</mi>
      </mfrac>
    </mrow>
    <annotation encoding="StarMath 5.0">4.184J over kg = 1cal over kg</annotation>
  </semantics>
</math>
</file>

<file path=Object 93/content.xml><?xml version="1.0" encoding="utf-8"?>
<math xmlns="http://www.w3.org/1998/Math/MathML" display="block">
  <semantics>
    <mrow>
      <mn>4184</mn>
      <mrow>
        <mi>w</mi>
        <mo stretchy="false">=</mo>
        <mn>1</mn>
      </mrow>
      <mfrac>
        <mi mathvariant="italic">kcal</mi>
        <mi>s</mi>
      </mfrac>
    </mrow>
    <annotation encoding="StarMath 5.0">4184w = 1kcal over s</annotation>
  </semantics>
</math>
</file>

<file path=Object 94/content.xml><?xml version="1.0" encoding="utf-8"?>
<math xmlns="http://www.w3.org/1998/Math/MathML" display="block">
  <semantics>
    <mrow>
      <msup>
        <mi>L</mi>
        <mn>2</mn>
      </msup>
      <mo stretchy="false">⋅</mo>
      <msup>
        <mi>T</mi>
        <mrow>
          <mo stretchy="false">−</mo>
          <mn>2</mn>
        </mrow>
      </msup>
    </mrow>
    <annotation encoding="StarMath 5.0">L^2 cdot T^-2</annotation>
  </semantics>
</math>
</file>

<file path=Object 95/content.xml><?xml version="1.0" encoding="utf-8"?>
<math xmlns="http://www.w3.org/1998/Math/MathML" display="block">
  <semantics>
    <mfrac>
      <mi>w</mi>
      <mrow>
        <mrow>
          <mi>m</mi>
          <mo stretchy="false">⋅</mo>
          <mi>K</mi>
        </mrow>
        <mi>°</mi>
      </mrow>
    </mfrac>
    <annotation encoding="StarMath 5.0">w over {m cdot K°}</annotation>
  </semantics>
</math>
</file>

<file path=Object 96/content.xml><?xml version="1.0" encoding="utf-8"?>
<math xmlns="http://www.w3.org/1998/Math/MathML" display="block">
  <semantics>
    <mrow>
      <mi>M</mi>
      <mo stretchy="false">⋅</mo>
      <mi>L</mi>
      <mo stretchy="false">⋅</mo>
      <msup>
        <mi>T</mi>
        <mrow>
          <mo stretchy="false">−</mo>
          <mn>3</mn>
        </mrow>
      </msup>
      <mo stretchy="false">⋅</mo>
      <msup>
        <mi mathvariant="normal">Θ</mi>
        <mrow>
          <mo stretchy="false">−</mo>
          <mn>1</mn>
        </mrow>
      </msup>
    </mrow>
    <annotation encoding="StarMath 5.0">M cdot L cdot T^-3 cdot %THETA^-1</annotation>
  </semantics>
</math>
</file>

<file path=Object 97/content.xml><?xml version="1.0" encoding="utf-8"?>
<math xmlns="http://www.w3.org/1998/Math/MathML" display="block">
  <semantics>
    <mrow>
      <mi>A</mi>
      <mo stretchy="false">⋅</mo>
      <mi>s</mi>
    </mrow>
    <annotation encoding="StarMath 5.0">A cdot s</annotation>
  </semantics>
</math>
</file>

<file path=Object 98/content.xml><?xml version="1.0" encoding="utf-8"?>
<math xmlns="http://www.w3.org/1998/Math/MathML" display="block">
  <semantics>
    <mrow>
      <mi>T</mi>
      <mo stretchy="false">⋅</mo>
      <mi>I</mi>
    </mrow>
    <annotation encoding="StarMath 5.0">T cdot I</annotation>
  </semantics>
</math>
</file>

<file path=Object 99/content.xml><?xml version="1.0" encoding="utf-8"?>
<math xmlns="http://www.w3.org/1998/Math/MathML" display="block">
  <semantics>
    <mfrac>
      <mi>C</mi>
      <mi>s</mi>
    </mfrac>
    <annotation encoding="StarMath 5.0">C over s</annotation>
  </semantics>
</math>
</file>